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4-30_10-35-49_000.jpg</text:p>
          </table:table-cell>
          <table:table-cell table:style-name="ce26" office:value-type="string">
            <text:p>:bookmemo / 読んだ本 / 『悪質商法のすごい手口』 / 著者=国民生活センター、監修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悪質商法のすごい手口』 / 著者=国民生活センター、監修 / 途中">
            <text:p>:bookmemo / 読んだ本 / 『悪質商法のすごい手口』 / 著者=国民生活センター、監修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2023-04-30_10-36-01_000.jpg</text:p>
          </table:table-cell>
          <table:table-cell table:style-name="ce26" office:value-type="string">
            <text:p>:bookmemo / 読んだ本 / 『悪質商法のすごい手口』 / 著者=国民生活センター、監修 / 途中 ここまで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30_07-50-3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30_02-56-37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4-29_20-58-4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4-29_21-08-42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2023-04-30_13-19-58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4-30_07-56-2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29_18-52-04_000.jpg</text:p>
          </table:table-cell>
          <table:table-cell table:style-name="ce26" office:value-type="string">
            <text:p>:m :篠笛,shinobue #*# / session-memo:session-1 / p.1-&lt;1&gt;:genre=melody,key=Ef(h-4),session=hour-18,R=1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篠笛,shinobue #*# / session-memo:session-1 / p.1-&lt;1&gt;:genre=melody,key=Ef(h-4),session=hour-18,R=1,tempo=~">
            <text:p>:m :篠笛,shinobue #*# / session-memo:session-1 / p.1-&lt;1&gt;:genre=melody,key=Ef(h-4),session=hour-18,R=1,tempo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29_22-07-50_000.jpg</text:p>
          </table:table-cell>
          <table:table-cell table:style-name="ce26" office:value-type="string">
            <text:p>:m #*# / read-docs / theme=習近平(xijinping)：講話,content=,w=； / genre=~ / other=~, doc-id=IHB5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/ read-docs / theme=習近平(xijinping)：講話,content=,w=； / genre=~ / other=~, doc-id=IHB5">
            <text:p>:m #*# / read-docs / theme=習近平(xijinping)：講話,content=,w=； / genre=~ / other=~, doc-id=IHB5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4-30_08-08-49_000.jpg</text:p>
          </table:table-cell>
          <table:table-cell table:style-name="ce26" office:value-type="string">
            <text:p>:m :th,mysl / topic=~ / content=イスラムに入るのは、まだ。自分が分かっていないものを崇める。のは、やめよう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th,mysl / topic=~ / content=イスラムに入るのは、まだ。自分が分かっていないものを崇める。のは、やめよう,id=~,other=~ / lang=ja">
            <text:p>:m :th,mysl / topic=~ / content=イスラムに入るのは、まだ。自分が分かっていないものを崇める。のは、やめよう,id=~,other=~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7" office:value-type="string">
            <text:p>2023-04-30_08-09-00_000.jpg</text:p>
          </table:table-cell>
          <table:table-cell table:style-name="ce26" office:value-type="string">
            <text:p>:m :th,mysl / topic=「丁巳封事」 / content=君に奉つる。論語に、「外に出ては、賓に見える如く」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th,mysl / topic=「丁巳封事」 / content=君に奉つる。論語に、「外に出ては、賓に見える如く」,id=~,other=~ / lang=ja">
            <text:p>:m :th,mysl / topic=「丁巳封事」 / content=君に奉つる。論語に、「外に出ては、賓に見える如く」,id=~,other=~ / lang=ja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 office:value-type="string">
            <text:p>2023-04-30_11-27-47_000.jpg</text:p>
          </table:table-cell>
          <table:table-cell table:style-name="ce26" office:value-type="string">
            <text:p>:m #*# RES / JVEMV6 64#270_mushuukyoo_koishikawa / 『日本人は本当に無宗教なのか』 著者=礫川全次,校注=~ / p.166 / w=,topic=キリシタン；,publisher=~,other=map+:大田原市、那須町；timeline+:ひとのみち事件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70_mushuukyoo_koishikawa / 『日本人は本当に無宗教なのか』 著者=礫川全次,校注=~ / p.166 / w=,topic=キリシタン；,publisher=~,other=map+:大田原市、那須町；timeline+:ひとのみち事件">
            <text:p>:m #*# RES / JVEMV6 64#270_mushuukyoo_koishikawa / 『日本人は本当に無宗教なのか』 著者=礫川全次,校注=~ / p.166 / w=,topic=キリシタン；,publisher=~,other=map+:大田原市、那須町；timeline+:ひとのみち事件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30_13-08-52_000.jpg</text:p>
          </table:table-cell>
          <table:table-cell table:style-name="ce26" office:value-type="string">
            <text:p>:m #*# RES / free / res-id=2RV5 / theme=math:最小自乗法 / genre=math,content=２次関数による、近似,w=~ / session-number=~ / doc=~,other=N:COMP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free / res-id=2RV5 / theme=math:最小自乗法 / genre=math,content=２次関数による、近似,w=~ / session-number=~ / doc=~,other=N:COMP">
            <text:p>:m #*# RES / free / res-id=2RV5 / theme=math:最小自乗法 / genre=math,content=２次関数による、近似,w=~ / session-number=~ / doc=~,other=N:COMP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0" office:value-type="string">
            <text:p>2023-04-30_16-29-35_000.jpg</text:p>
          </table:table-cell>
          <table:table-cell table:style-name="ce26" office:value-type="string">
            <text:p>:m 1*1 RES / JVEMV6 64#238_maeno / 『微粒子から探る物性七変化』 著者=前野昌弘,校注=~ / p.141 / w=,topic=物性：界面活性剤,publisher=~,other=memo+:鹸化；memo+:エステル；memo+:タンパク質分解酵素；memo+:ペプチド結合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string">
            <text:p>2023-04-30_17-26-22_000.jpg</text:p>
          </table:table-cell>
          <table:table-cell table:style-name="ce26" office:value-type="string">
            <text:p>:m #*# RES / free# S87DP9 記事読み / id~browser~media=E54H~yan~ptv / theme=US-prison;sex-abuse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free# S87DP9 記事読み / id~browser~media=E54H~yan~ptv / theme=US-prison;sex-abuse,content=~,w=~ / genre=~ / other=~">
            <text:p>:m #*# RES / free# S87DP9 記事読み / id~browser~media=E54H~yan~ptv / theme=US-prison;sex-abuse,content=~,w=~ / genre=~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30">2023/04/30</text:date>, <text:time>17:4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30T17:47:21.75</dc:date>
    <dc:creator>iwabuchi ken</dc:creator>
    <meta:editing-duration>P56DT3H23M3S</meta:editing-duration>
    <meta:editing-cycles>18345</meta:editing-cycles>
    <meta:document-statistic meta:table-count="2" meta:cell-count="927" meta:object-count="0"/>
    <meta:user-defined meta:name="qrichtext">1</meta:user-defined>
  </office:meta>
</office:document-meta>
</file>